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7cm" svg:height="1.7cm" svg:x="9.9cm" svg:y="3.4cm">
          <text:p text:style-name="P1">s<text:span text:style-name="T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443cm" svg:y1="5.1cm" svg:x2="8.808cm" svg:y2="6.688cm">
          <text:p/>
        </draw:line>
        <draw:line draw:style-name="gr2" draw:text-style-name="P1" draw:layer="layout" svg:x1="11.004cm" svg:y1="5.1cm" svg:x2="12.639cm" svg:y2="6.688cm">
          <text:p/>
        </draw:line>
        <draw:custom-shape draw:style-name="gr1" draw:text-style-name="P1" draw:layer="layout" svg:width="2.523cm" svg:height="2.149cm" svg:x="7.5cm" svg:y="6.642cm">
          <text:p text:style-name="P1">T<text:span text:style-name="T1">L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523cm" svg:height="2.149cm" svg:x="11.377cm" svg:y="6.642cm">
          <text:p text:style-name="P1">T<text:span text:style-name="T1">R</text:span>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layer="layout" svg:width="3.199cm" svg:height="1.171cm" svg:x="7.2cm" svg:y="9.129cm">
          <draw:text-box>
            <text:p><text:span text:style-name="T2">s</text:span><text:span text:style-name="T1">1</text:span>, …, s<text:span text:style-name="T1">k-1</text:span></text:p>
          </draw:text-box>
        </draw:frame>
        <draw:frame draw:style-name="gr3" draw:layer="layout" svg:width="3.292cm" svg:height="1.171cm" svg:x="11.2cm" svg:y="9.3cm">
          <draw:text-box>
            <text:p>s<text:span text:style-name="T1">k+1</text:span>, …, s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de" fo:country="DE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Hildebrand</meta:initial-creator>
    <meta:creation-date>2013-08-23T15:18:40.031088279</meta:creation-date>
    <dc:date>2013-08-23T15:21:51.580797482</dc:date>
    <dc:creator>Stefan Hildebrand</dc:creator>
    <meta:editing-duration>P0D</meta:editing-duration>
    <meta:editing-cycles>1</meta:editing-cycles>
    <meta:document-statistic meta:object-count="7"/>
    <meta:generator>LibreOffice/4.1.0.4$Linux_X86_64 LibreOffice_project/410m0$Build-4</meta:generator>
  </office:meta>
</office:document-meta>
</file>